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ga" fo:country="IE" officeooo:rsid="000cf808" officeooo:paragraph-rsid="000cf808"/>
    </style:style>
    <style:style style:name="P2" style:family="paragraph" style:parent-style-name="Standard">
      <style:text-properties fo:language="ga" fo:country="IE" officeooo:rsid="000cf808" officeooo:paragraph-rsid="000e67dd"/>
    </style:style>
    <style:style style:name="P3" style:family="paragraph" style:parent-style-name="Standard">
      <style:text-properties fo:language="ga" fo:country="IE" officeooo:rsid="000f035e" officeooo:paragraph-rsid="000f035e"/>
    </style:style>
    <style:style style:name="P4" style:family="paragraph" style:parent-style-name="Standard">
      <style:text-properties fo:language="ga" fo:country="IE" officeooo:rsid="000f1eb5" officeooo:paragraph-rsid="000f1eb5"/>
    </style:style>
    <style:style style:name="P5" style:family="paragraph" style:parent-style-name="Standard">
      <style:text-properties fo:language="ga" fo:country="IE" officeooo:rsid="000f1eb5" officeooo:paragraph-rsid="000f035e"/>
    </style:style>
    <style:style style:name="T1" style:family="text">
      <style:text-properties officeooo:rsid="000e67dd"/>
    </style:style>
    <style:style style:name="T2" style:family="text">
      <style:text-properties officeooo:rsid="0011011e"/>
    </style:style>
    <style:style style:name="T3" style:family="text">
      <style:text-properties officeooo:rsid="0014f83c"/>
    </style:style>
    <style:style style:name="T4" style:family="text">
      <style:text-properties officeooo:rsid="00165bf2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e67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a Chiaráin,</text:p>
      <text:p text:style-name="P1"/>
      <text:p text:style-name="P2">táthar <text:span text:style-name="T4">anois </text:span>ag eirí go measartha maith liom anois nó cuir mé an tseachtain seo ar leat<text:span text:style-name="T3">ht</text:span>aobh le díriú isteach ar an togra, ach iontas na <text:span text:style-name="T2">n-</text:span>iontas múscail mé maidin inniu agus gach sraoth dearg liom..tá eagla orm nach bhfuil aer tais Ghaoth Dobhair fhóirsteanach dom ag an am seo bliain <text:span text:style-name="T1">nó níl aon rud níos cinntí nó go dtiocfaidh an slaghdán ormsa </text:span><text:span text:style-name="T6">i mí</text:span><text:span text:style-name="T1"> Dheireadh Fómhair gach bliain.</text:span></text:p>
      <text:p text:style-name="P2"/>
      <text:p text:style-name="P2"><text:span text:style-name="T1">..Ach ar aon nós, b</text:span>hí mé i dteagmháil le Kevin ansin inn<text:span text:style-name="T1">é</text:span> le <text:span text:style-name="T1">ceist a chur ar </text:span><text:span text:style-name="T6">faoin chúpla</text:span><text:span text:style-name="T1"> </text:span><text:span text:style-name="T6">fabht deireanach</text:span><text:span text:style-name="T1"> a bhí le réiteach </text:span><text:span text:style-name="T6">leis an Ghramadóir</text:span><text:span text:style-name="T1"> agus bhí sé ina chuidiú mhór agam agus tá na fabhtanna sin coirigh anois. <text:s/></text:span><text:s/></text:p>
      <text:p text:style-name="P2"/>
      <text:p text:style-name="P3">Níl mórán fágtha anois ach é a phacáistiú mar a dúirt mé cheana agus beidh mé ag tosú ar seo anocht. Ba cheart go mbeadh sé seo déanta roimhe dheireadh na seachtaine má theann gach rud mar is caoi.</text:p>
      <text:p text:style-name="P3"/>
      <text:p text:style-name="P5">Ní raibh mé i mBÁC an tseachtain sin nó bhí orm freastal a dhéanamh ar thoradh ar an drochuair, ach is cinnte go mbeidh mé ann roimh dheireadh na míosa agus <text:span text:style-name="T5">déanfaidh</text:span> mé iarracht <text:span text:style-name="T5">dé Máirt</text:span> <text:span text:style-name="T5">a dhéanamh</text:span> do nó bhain mé sult as an chraic sa Duke:)</text:p>
      <text:p text:style-name="P3"/>
      <text:p text:style-name="P4">B&amp;B</text:p>
      <text:p text:style-name="P4"/>
      <text:p text:style-name="P4"><text:s/>Ciará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a" fo:country="I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a" fo:country="I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10-09T15:02:07.207403314</meta:creation-date>
    <dc:date>2013-10-09T19:46:03.147940754</dc:date>
    <dc:creator>root </dc:creator>
    <meta:editing-duration>PT26M11S</meta:editing-duration>
    <meta:editing-cycles>3</meta:editing-cycles>
    <meta:generator>LibreOffice/4.1.1.2$Linux_X86_64 LibreOffice_project/7e4286b58adc75a14f6d83f53a03b6c11fa2903</meta:generator>
    <meta:document-statistic meta:table-count="0" meta:image-count="0" meta:object-count="0" meta:page-count="1" meta:paragraph-count="7" meta:word-count="203" meta:character-count="1066" meta:non-whitespace-character-count="866"/>
  </office:meta>
</office:document-meta>
</file>